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users-with-valid-e-mails/" text:style-name="Internet_20_link" text:visited-style-name="Visited_20_Internet_20_Link"><text:span text:style-name="T1">1517. Find Users With Valid E-Mails</text:span></text:a></text:p>
      <text:section text:style-name="Sect1" text:name="headlessui-popover-button-:rp:">
        <text:p text:style-name="Standard"/>
      </text:section>
      <text:p text:style-name="P4">Easy</text:p>
      <text:p text:style-name="P4">278</text:p>
      <text:p text:style-name="P4">183</text:p>
      <text:section text:style-name="Sect1" text:name="headlessui-popover-button-:ru:">
        <text:p text:style-name="Standard"/>
      </text:section>
      <text:section text:style-name="Sect1" text:name="headlessui-popover-button-:r11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User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user_id <text:s text:c="6"/>| int <text:s text:c="4"/>|</text:p>
      <text:p text:style-name="P2">| name <text:s text:c="9"/>| varchar |</text:p>
      <text:p text:style-name="P2">| mail <text:s text:c="9"/>| varchar |</text:p>
      <text:p text:style-name="P2">+---------------+---------+</text:p>
      <text:p text:style-name="P2">user_id is the primary key (column with unique values) for this table.</text:p>
      <text:p text:style-name="P1">This table contains information of the users signed up in a website. Some e-mails are invalid.</text:p>
      <text:p text:style-name="P6"> </text:p>
      <text:p text:style-name="P7"><text:span text:style-name="T1">Write a solution to find the users who have </text:span><text:span text:style-name="Strong_20_Emphasis"><text:span text:style-name="T1">valid emails</text:span></text:span><text:span text:style-name="T1">.</text:span></text:p>
      <text:p text:style-name="P6">A valid e-mail has a prefix name and a domain where:</text:p>
      <text:list xml:id="list1858080527" text:style-name="L1">
        <text:list-item>
          <text:p text:style-name="P8"><text:span text:style-name="Strong_20_Emphasis"><text:span text:style-name="T1">The prefix name</text:span></text:span><text:span text:style-name="T1"> is a string that may contain letters (upper or lower case), digits, underscore </text:span><text:span text:style-name="Source_20_Text"><text:span text:style-name="T2">'_'</text:span></text:span><text:span text:style-name="T1">, period </text:span><text:span text:style-name="Source_20_Text"><text:span text:style-name="T2">'.'</text:span></text:span><text:span text:style-name="T1">, and/or dash </text:span><text:span text:style-name="Source_20_Text"><text:span text:style-name="T2">'-'</text:span></text:span><text:span text:style-name="T1">. The prefix name </text:span><text:span text:style-name="Strong_20_Emphasis"><text:span text:style-name="T1">must</text:span></text:span><text:span text:style-name="T1"> start with a letter.</text:span></text:p>
        </text:list-item>
        <text:list-item>
          <text:p text:style-name="P9"><text:span text:style-name="Strong_20_Emphasis"><text:span text:style-name="T1">The domain</text:span></text:span><text:span text:style-name="T1"> is </text:span><text:span text:style-name="Source_20_Text"><text:span text:style-name="T2">'@leetcode.com'</text:span></text:span><text:span text:style-name="T1">.</text:span></text:p>
        </text:list-item>
      </text:list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Users table:</text:p>
      <text:p text:style-name="P2">+---------+-----------+-------------------------+</text:p>
      <text:p text:style-name="P2">| user_id | name <text:s text:c="5"/>| mail <text:s text:c="19"/>|</text:p>
      <text:p text:style-name="P2">+---------+-----------+-------------------------+</text:p>
      <text:p text:style-name="P2">| 1 <text:s text:c="6"/>| Winston <text:s text:c="2"/>| winston@leetcode.com <text:s text:c="3"/>|</text:p>
      <text:p text:style-name="P2">| 2 <text:s text:c="6"/>| Jonathan <text:s/>| jonathanisgreat <text:s text:c="8"/>|</text:p>
      <text:p text:style-name="P2">| 3 <text:s text:c="6"/>| Annabelle | bella-@leetcode.com <text:s text:c="4"/>|</text:p>
      <text:p text:style-name="P2">| 4 <text:s text:c="6"/>| Sally <text:s text:c="4"/>| sally.come@leetcode.com |</text:p>
      <text:p text:style-name="P2"><text:soft-page-break/>| 5 <text:s text:c="6"/>| Marwan <text:s text:c="3"/>| quarz#2020@leetcode.com |</text:p>
      <text:p text:style-name="P2">| 6 <text:s text:c="6"/>| David <text:s text:c="4"/>| david69@gmail.com <text:s text:c="6"/>|</text:p>
      <text:p text:style-name="P2">| 7 <text:s text:c="6"/>| Shapiro <text:s text:c="2"/>| .shapo@leetcode.com <text:s text:c="4"/>|</text:p>
      <text:p text:style-name="P2">+---------+-----------+-------------------------+</text:p>
      <text:p text:style-name="P3"><text:span text:style-name="Strong_20_Emphasis"><text:span text:style-name="T1">Output:</text:span></text:span><text:span text:style-name="T1"> </text:span></text:p>
      <text:p text:style-name="P2">+---------+-----------+-------------------------+</text:p>
      <text:p text:style-name="P2">| user_id | name <text:s text:c="5"/>| mail <text:s text:c="19"/>|</text:p>
      <text:p text:style-name="P2">+---------+-----------+-------------------------+</text:p>
      <text:p text:style-name="P2">| 1 <text:s text:c="6"/>| Winston <text:s text:c="2"/>| winston@leetcode.com <text:s text:c="3"/>|</text:p>
      <text:p text:style-name="P2">| 3 <text:s text:c="6"/>| Annabelle | bella-@leetcode.com <text:s text:c="4"/>|</text:p>
      <text:p text:style-name="P2">| 4 <text:s text:c="6"/>| Sally <text:s text:c="4"/>| sally.come@leetcode.com |</text:p>
      <text:p text:style-name="P2">+---------+-----------+-------------------------+</text:p>
      <text:p text:style-name="P3"><text:span text:style-name="Strong_20_Emphasis"><text:span text:style-name="T1">Explanation:</text:span></text:span><text:span text:style-name="T1"> </text:span></text:p>
      <text:p text:style-name="P2">The mail of user 2 does not have a domain.</text:p>
      <text:p text:style-name="P2">The mail of user 5 has the # sign which is not allowed.</text:p>
      <text:p text:style-name="P2">The mail of user 6 does not have the leetcode domain.</text:p>
      <text:p text:style-name="P1">The mail of user 7 starts with a perio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30T14:26:10.703000000</dc:date>
    <meta:editing-duration>PT11S</meta:editing-duration>
    <meta:editing-cycles>1</meta:editing-cycles>
    <meta:document-statistic meta:table-count="0" meta:image-count="0" meta:object-count="0" meta:page-count="2" meta:paragraph-count="52" meta:word-count="305" meta:character-count="1960" meta:non-whitespace-character-count="1531"/>
    <meta:generator>LibreOffice/7.2.2.2$Windows_X86_64 LibreOffice_project/02b2acce88a210515b4a5bb2e46cbfb63fe97d56</meta:generator>
  </office:meta>
</office:document-meta>
</file>